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500000341485655CB.png" manifest:media-type="image/png"/>
  <manifest:file-entry manifest:full-path="Pictures/100000010000044500000341EA995FDB.png" manifest:media-type="image/png"/>
  <manifest:file-entry manifest:full-path="Pictures/100000010000044500000341111E61DB.png" manifest:media-type="image/png"/>
  <manifest:file-entry manifest:full-path="Pictures/100000010000044500000341087EC193.png" manifest:media-type="image/png"/>
  <manifest:file-entry manifest:full-path="Pictures/100000010000044500000341B7D24162.png" manifest:media-type="image/png"/>
  <manifest:file-entry manifest:full-path="Pictures/100000010000044500000341C386F2AB.png" manifest:media-type="image/png"/>
  <manifest:file-entry manifest:full-path="Pictures/10000001000004450000034143FDE38D.png" manifest:media-type="image/png"/>
  <manifest:file-entry manifest:full-path="Pictures/1000000100000445000003414C7DF10A.png" manifest:media-type="image/png"/>
  <manifest:file-entry manifest:full-path="Pictures/100000010000044500000341DAA48E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d17" officeooo:paragraph-rsid="00013d17"/>
    </style:style>
    <style:style style:name="P2" style:family="paragraph" style:parent-style-name="Standard">
      <style:text-properties fo:font-size="20pt" fo:font-weight="bold" officeooo:rsid="00013d17" officeooo:paragraph-rsid="00013d17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BHAGI RATH MANDA</text:p>
      <text:p text:style-name="P2">Assignment :- 3</text:p>
      <text:p text:style-name="P1"/>
      <text:p text:style-name="P1"><draw:frame draw:style-name="fr2" draw:name="Image1" text:anchor-type="char" svg:width="6.6929in" svg:height="5.1008in" draw:z-index="0"><draw:image xlink:href="Pictures/100000010000044500000341DAA48EEC.png" xlink:type="simple" xlink:show="embed" xlink:actuate="onLoad" draw:mime-type="image/png"/></draw:frame></text:p>
      <text:p text:style-name="P1"/>
      <text:p text:style-name="P1"><draw:frame draw:style-name="fr2" draw:name="Image2" text:anchor-type="char" svg:width="6.6929in" svg:height="5.1008in" draw:z-index="1"><draw:image xlink:href="Pictures/10000001000004450000034143FDE38D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3" text:anchor-type="char" svg:width="6.6929in" svg:height="5.1008in" draw:z-index="2"><draw:image xlink:href="Pictures/100000010000044500000341C386F2AB.png" xlink:type="simple" xlink:show="embed" xlink:actuate="onLoad" draw:mime-type="image/png"/></draw:frame><text:soft-page-break/></text:p>
      <text:p text:style-name="P1"/>
      <text:p text:style-name="P1"><draw:frame draw:style-name="fr1" draw:name="Image4" text:anchor-type="char" svg:width="6.6929in" svg:height="5.1008in" draw:z-index="3"><draw:image xlink:href="Pictures/100000010000044500000341B7D24162.png" xlink:type="simple" xlink:show="embed" xlink:actuate="onLoad" draw:mime-type="image/png"/></draw:frame><text:soft-page-break/></text:p>
      <text:p text:style-name="P1"><draw:frame draw:style-name="fr1" draw:name="Image5" text:anchor-type="char" svg:width="6.6929in" svg:height="5.1008in" draw:z-index="4"><draw:image xlink:href="Pictures/100000010000044500000341111E61DB.png" xlink:type="simple" xlink:show="embed" xlink:actuate="onLoad" draw:mime-type="image/png"/></draw:frame><text:soft-page-break/></text:p>
      <text:p text:style-name="P1"><draw:frame draw:style-name="fr1" draw:name="Image6" text:anchor-type="char" svg:width="6.6929in" svg:height="5.1008in" draw:z-index="5"><draw:image xlink:href="Pictures/100000010000044500000341EA995FDB.png" xlink:type="simple" xlink:show="embed" xlink:actuate="onLoad" draw:mime-type="image/png"/></draw:frame><text:soft-page-break/></text:p>
      <text:p text:style-name="P1"/>
      <text:p text:style-name="P1"><draw:frame draw:style-name="fr1" draw:name="Image7" text:anchor-type="char" svg:width="6.6929in" svg:height="5.1008in" draw:z-index="6"><draw:image xlink:href="Pictures/100000010000044500000341485655CB.png" xlink:type="simple" xlink:show="embed" xlink:actuate="onLoad" draw:mime-type="image/png"/></draw:frame><text:soft-page-break/></text:p>
      <text:p text:style-name="P1"/>
      <text:p text:style-name="P1"><draw:frame draw:style-name="fr1" draw:name="Image8" text:anchor-type="char" svg:width="6.6929in" svg:height="5.1008in" draw:z-index="7"><draw:image xlink:href="Pictures/100000010000044500000341087EC193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9" text:anchor-type="char" svg:width="6.6929in" svg:height="5.1008in" draw:z-index="8"><draw:image xlink:href="Pictures/1000000100000445000003414C7DF10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9:58:00.860048812</meta:creation-date>
    <dc:date>2025-04-11T21:15:08.107901021</dc:date>
    <meta:editing-duration>PT1H6M6S</meta:editing-duration>
    <meta:editing-cycles>1</meta:editing-cycles>
    <meta:document-statistic meta:table-count="0" meta:image-count="9" meta:object-count="0" meta:page-count="14" meta:paragraph-count="2" meta:word-count="8" meta:character-count="38" meta:non-whitespace-character-count="32"/>
    <meta:generator>LibreOffice/24.2.7.2$Linux_X86_64 LibreOffice_project/420$Build-2</meta:generator>
  </office:meta>
</office:document-meta>
</file>